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 PREST_SERV DESTINADO EM INTERLIGAR OS CLIENTES AOS PRESTADORES DE SERVIÇOS</text:p>
      <text:p text:style-name="Standard"/>
      <text:p text:style-name="Standard">O APP IRÁ POSSUIR A ÁREA DO CLIENTE ONDE HAVERÁ OS DADOS DE LOGIN, SENHA, NOME, SOBRENOME, CPF, RG, END, CONTATO E PODERÁ ESCOLHER O TIPO DE SERVIÇO E EMPRESA QUE DESEJA EXECUTAR, ETC.</text:p>
      <text:p text:style-name="Standard">DO OUTRO LADO TEREMOS AS EMPRESAS CUJO OS DADOS SERÃO A SENHA E LOGIN, RAZÃO SOCIAL, CNPJ, NOME FANTASIA, NOME DO RESPONSÁVEL, ENDEREÇO E CONTATOS, IE, O TIPO DE SERVIÇOS QUE PRESTAM E QUAIS SERVIÇOS ESTÃO PRESTANDO, ORÇAMENTO, UMA APRESENTAÇÃO SOBRE A EMPRESA, ETC.</text:p>
      <text:p text:style-name="Standard">POSSUIRÁ TAMBÉM AVALIAÇÕES TANTO PARA OS CLIENTES COMO PARA AS EMPRESAS E OS SERVIÇOS EXECUTADO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51S</meta:editing-duration>
    <meta:editing-cycles>6</meta:editing-cycles>
    <meta:generator>OpenOffice/4.1.1$Win32 OpenOffice.org_project/411m6$Build-9775</meta:generator>
    <dc:date>2022-08-24T23:26:43.04</dc:date>
    <dc:creator>Elton  Tomé</dc:creator>
    <meta:document-statistic meta:table-count="0" meta:image-count="0" meta:object-count="0" meta:page-count="1" meta:paragraph-count="4" meta:word-count="104" meta:character-count="625"/>
    <meta:user-defined meta:name="Info 1"/>
    <meta:user-defined meta:name="Info 2"/>
    <meta:user-defined meta:name="Info 3"/>
    <meta:user-defined meta:name="Info 4"/>
  </office:meta>
</office:document-meta>
</file>